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文泉驿正黑" svg:font-family="文泉驿正黑"/>
    <style:font-face style:name="Droid Sans Mono" svg:font-family="'Droid Sans Mono'" style:font-family-generic="modern" style:font-pitch="fixed"/>
    <style:font-face style:name="Lohit Hindi2" svg:font-family="'Lohit Hindi'" style:font-family-generic="modern" style:font-pitch="fixed"/>
    <style:font-face style:name="文泉驿等宽正黑" svg:font-family="文泉驿等宽正黑"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1" svg:font-family="文泉驿正黑" style:font-family-generic="system" style:font-pitch="variable"/>
  </office:font-face-decls>
  <office:automatic-styles>
    <style:style style:name="P1" style:family="paragraph" style:parent-style-name="Standard">
      <style:text-properties style:font-name="文泉驿正黑" style:font-name-asian="文泉驿正黑" style:font-name-complex="文泉驿正黑"/>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color="#008000" fo:font-weight="bold" style:font-weight-asian="bold" style:font-weight-complex="bold"/>
    </style:style>
    <style:style style:name="P4" style:family="paragraph" style:parent-style-name="Preformatted_20_Text">
      <style:text-properties fo:color="#008000" fo:font-weight="bold" style:font-weight-asian="bold" style:font-weight-complex="bold"/>
    </style:style>
    <style:style style:name="P5" style:family="paragraph" style:parent-style-name="Preformatted_20_Text">
      <style:paragraph-properties fo:margin-top="0cm" fo:margin-bottom="0.499cm"/>
      <style:text-properties fo:color="#008000" fo:font-weight="bold" style:font-weight-asian="bold" style:font-weight-complex="bold"/>
    </style:style>
    <style:style style:name="P6" style:family="paragraph" style:parent-style-name="Standard">
      <style:text-properties fo:color="#800000"/>
    </style:style>
    <style:style style:name="T1" style:family="text">
      <style:text-properties style:font-name="文泉驿正黑" style:font-name-asian="文泉驿正黑" style:font-name-complex="文泉驿正黑"/>
    </style:style>
    <style:style style:name="T2" style:family="text">
      <style:text-properties style:font-name="Times New Roman" style:font-name-asian="文泉驿正黑1" style:font-name-complex="Lohit Hindi"/>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008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概述</text:h>
      <text:p text:style-name="Standard"><text:tab/>随着集成电路制造技术的发展，电子系统变得越来越复杂，人们已经可以把复杂的电子系统集成到一个芯片上，就是所谓的片上系统&lt;soc&gt;。片上系统集成的东西越来越多，越来越复杂，这样复杂的一个系统对设计自动化的要求越来越高。</text:p>
      <text:p text:style-name="Standard"><text:tab/>为了提高soc时代集成电路的设计效率，人们提出了基于IP复用和基于高层次综合的设计方法。IP复用技术，人们希望像搭积木一样将一个复杂的集成电路构建起来；基于高层次综合的设计，首先对电路进行比寄存器传输级&lt;RTL&gt;更抽象的描述，然后利用高层次综合工具完成到RTL电路的转换。这两中方法有各自的长处，也有各自的缺点。</text:p>
      <text:p text:style-name="Standard"><text:tab/>无论采用什么样的设计方法学，人们都需要对soc时代的复杂电子系统进行描述，以选择合适的系统架构，进行软硬件划分、算法仿真等等。描述的级别越低，细节问题就越突出，对实际系统的仿真就越精准，完成建模所消耗的时间、仿真和验证时间就越长。相反，描述的抽象级别越高，完成建模所消耗的时间就越短，但对目标系统的描述也就越不精确。计算机的运行速度是有限的，设计人员必须在速度和精确性之间做出折中。</text:p>
      <text:p text:style-name="Standard"><text:tab/>随着系统越来越复杂和相比较之下市场时间越来越紧迫，人们迫切需要一种语言单一完成全部设计。这种语言必须能够用于描述各种不同的抽象级别，能够胜任软硬件的协同设计和验证，并且仿真速度快。总之，人们对系统级描述语言的要求是：高仿真速度和建模效率、时序和行为可分开建模、支持基于接口的设计、支持软硬件混合建模、支持从系统级到门级的无缝过度、支持系统级调试和系统性能分析等。</text:p>
      <text:p text:style-name="Standard"><text:tab/>System verilog、superlog 和 systemc；二者各有优点，systemc开放，得到了较广泛支持和发展。</text:p>
      <text:h text:style-name="Heading_20_1" text:outline-level="1">systemc基本语法</text:h>
      <text:h text:style-name="Heading_20_2" text:outline-level="2">模块</text:h>
      <text:p text:style-name="Standard"><text:tab/>模块化的管理允许设计者把复杂的电子系统划分成更易管理的模块。每个模块独立进行设计和验证，然后像搭积木一样搭成更大的模块。模块能够帮助在一个有许多不同设计者的设计组里分解复杂的设计。模块允许隐藏内部设计细节，这就使设计者必须在各个模块中使用公共的接口，使整个系统容易修改和维护，从而有利于设计复用。</text:p>
      <text:p text:style-name="Standard"><text:tab/>一个模块可以包含一些其他的systemc基本元素如端口、内部信号、内部数据、子模块、进程、构造函数和析构函数等。这写元素共同定义模块所表达的功能。</text:p>
      <text:h text:style-name="Heading_20_3" text:outline-level="3">模块定义</text:h>
      <text:p text:style-name="Standard"><text:tab/>有三种：</text:p>
      <text:p text:style-name="Standard"><text:tab/>SC_MODULE(MMU)</text:p>
      <text:p text:style-name="Standard"><text:tab/>{</text:p>
      <text:p text:style-name="Standard"><text:tab/>}</text:p>
      <text:p text:style-name="Standard"><text:tab/>class mmu : public sc_module<text:tab/><text:tab/><text:tab/>该声明所有成员都是私有的</text:p>
      <text:p text:style-name="Standard"><text:tab/>{</text:p>
      <text:p text:style-name="Standard"><text:tab/>}</text:p>
      <text:p text:style-name="Standard"><text:soft-page-break/><text:tab/>struct mmu : public sc_module<text:tab/><text:tab/>该声明所有成员都是公有的</text:p>
      <text:p text:style-name="Standard"><text:tab/>{</text:p>
      <text:p text:style-name="Standard"><text:tab/>}</text:p>
      <text:h text:style-name="Heading_20_3" text:outline-level="3">模块端口</text:h>
      <text:p text:style-name="Standard"><text:tab/>模块之间通过端口链接。端口分为in、out和inout三种类型。可以指定端口的数据类型、允许的数据类型包括c++基本数据类型，如bool、int、short、char等；或者是systemc专有数据类型，如：sc_int、sc_unit、sc_logic等；或者是用户定义类型中任何的数据类型。例如：</text:p>
      <text:p text:style-name="Standard"><text:tab/>SC_MODULE(fifo)</text:p>
      <text:p text:style-name="Standard"><text:tab/>{</text:p>
      <text:p text:style-name="Standard"><text:tab/><text:tab/>sc_in_clk<text:tab/><text:tab/><text:tab/>clk;</text:p>
      <text:p text:style-name="Standard"><text:tab/><text:tab/>sc_in&lt;bool&gt;<text:tab/><text:tab/><text:tab/>rst;</text:p>
      <text:p text:style-name="Standard"><text:tab/><text:tab/>sc_in&lt;bool&gt;<text:tab/><text:tab/><text:tab/>wr_en;</text:p>
      <text:p text:style-name="Standard"><text:tab/><text:tab/>sc_in&lt;bool&gt;<text:tab/><text:tab/><text:tab/>rd_en;</text:p>
      <text:p text:style-name="Standard"><text:tab/><text:tab/>sc_out&lt;bool&gt;<text:tab/><text:tab/>full, almost_full;</text:p>
      <text:p text:style-name="Standard"><text:tab/><text:tab/>sc_out&lt;bool&gt;<text:tab/><text:tab/>empty,almost_empty;</text:p>
      <text:p text:style-name="Standard"><text:tab/><text:tab/>sc_out&lt;unsigned short&gt; data_count;</text:p>
      <text:p text:style-name="Standard"><text:tab/><text:tab/>sc_out&lt;int&gt;<text:tab/><text:tab/><text:tab/>dout;</text:p>
      <text:p text:style-name="Standard"><text:tab/>}</text:p>
      <text:p text:style-name="Standard"><text:tab/>systemc的类库中预先定义的端口包括sc_in, sc_out, sc_inout。同时systemc允许通过对基本端口类型sc_port&lt;IF, N&gt;扩展生成更复杂的端口。</text:p>
      <text:p text:style-name="Standard"/>
      <text:p text:style-name="Standard"><text:tab/>systemc的端口定义了与特定端口类型相关的方法，如read()和write()都是基本的端口类型sc_in, sc_out和sc_inout可以使用的方法。下面都是允许的：</text:p>
      <text:p text:style-name="Standard"><text:tab/>dout=din;</text:p>
      <text:p text:style-name="Standard"><text:tab/>dout=din.read();</text:p>
      <text:p text:style-name="Standard"><text:tab/>dout.write(din);</text:p>
      <text:p text:style-name="Standard"><text:tab/>dout.write(din.read());<text:tab/>推荐使用read()和write()方法读写，可减少类型不匹配带来的错误。</text:p>
      <text:h text:style-name="Heading_20_3" text:outline-level="3">模块信号</text:h>
      <text:p text:style-name="Standard"><text:tab/>一个顶层模块可能由几个字模块组成，这些子模块需要通过信号相互链接。信号不能用in, out或inout来声明，信号的传输方向取决于链接部分的端口状态。verilog中使用wire来定义信号。在systemc中使用sc_signal&lt;T&gt;来定义信号。</text:p>
      <text:h text:style-name="Heading_20_3" text:outline-level="3">位置关联</text:h>
      <text:p text:style-name="Standard"><text:tab/>位置关联中，所有端口都是按照声明的顺序位置进行一一对应的。例如：</text:p>
      <text:p text:style-name="Standard"><text:tab/>sc_signal&lt;int&gt; a, b, result;</text:p>
      <text:p text:style-name="Standard"><text:tab/>sc_in_clk<text:tab/> <text:s text:c="2"/>clk;</text:p>
      <text:p text:style-name="Standard"/>
      <text:p text:style-name="Standard"><text:tab/>alu_p = new ALU(“ALU”);</text:p>
      <text:p text:style-name="Standard"><text:tab/>(*alu_p)(clk, a, b, result); <text:s text:c="2"/>→ <text:s text:c="3"/>按照位置一一对应；</text:p>
      <text:p text:style-name="Standard"><text:tab/>在位置关联中，已经初始化的模块的关联里每一个信号都有一个匹配的端口。关联表中的第一个信号对<text:soft-page-break/>应第一个端口，第二个信号对应第二个端口，以此类推。在这种类型的关联中，端口的声明顺序是非常重要的，如果没有完全按照顺序，就会把一个信号错误地关联到不该关联的端口上，从而导致关联错误。</text:p>
      <text:p text:style-name="Standard"><text:tab/>位置关联在一个只有少量端口的模块的初始化是非常适用的，它能够是描述简单化。对于有大量端口的模块使用位置关联比较叫危险。</text:p>
      <text:h text:style-name="Heading_20_3" text:outline-level="3">名字关联</text:h>
      <text:p text:style-name="Standard"><text:tab/>名字关联就是利用名字的一一对应来链接信号和模块的端口。如下：</text:p>
      <text:p text:style-name="Standard"><text:tab/>sc_signal&lt;int&gt; a, b, result;</text:p>
      <text:p text:style-name="Standard"><text:tab/>sc_in_clk<text:tab/> <text:s text:c="2"/>clk;</text:p>
      <text:p text:style-name="Standard"/>
      <text:p text:style-name="Standard"><text:tab/>alu_p = new ALU(“ALU”);</text:p>
      <text:p text:style-name="Standard"><text:tab/>alu_p-&gt;clk(clk);</text:p>
      <text:p text:style-name="Standard"><text:tab/>alu_p-&gt;op_a(a);</text:p>
      <text:p text:style-name="Standard"><text:tab/>alu_p-&gt;op_b(b);</text:p>
      <text:p text:style-name="Standard"><text:tab/>alu_p-&gt;out(result); <text:s/></text:p>
      <text:h text:style-name="Heading_20_3" text:outline-level="3">模块内部数据</text:h>
      <text:p text:style-name="Standard"><text:tab/>设计者可以声明内部变量来保存模块内部数据。内部数据存储类型可以是任何合法的systemc类型、c++类型和用户定义类型。一般地，在模块外部是看不到模块内部数据的，一个模块只可以通过端口来访问另一个模块。实际上，如果使用SC_MODULE()来定义模块，则默认情况下所有数据成员都是公有的，其他模块可以通过直接访问的方式来读写一个模块的内部数据。除非是极特殊情况，这种方法最好不要使用。</text:p>
      <text:h text:style-name="Heading_20_3" text:outline-level="3">模块的构造函数</text:h>
      <text:p text:style-name="Standard"><text:tab/>模块的另外一个基本组成部分就是它的构造函数，熟悉C++的读者对此并不陌生。模块的构造函数完成创建和初始化一个模块的最初工作，他在一个模块的实例被创建时就被执行。C++中的构造函数创建模块内部数据结构，并把这些数据结构初始化为已知值。在systemc中，除了完成C++中所要求的基本功能外，构造函数还用于初始化进程的类型并创建进程的敏感表。</text:p>
      <text:h text:style-name="Heading_20_3" text:outline-level="3">模块的析构函数</text:h>
      <text:p text:style-name="Text_20_body"><text:tab/>析构函数之在特殊的情况下才被使用，systemc没有专门的类似SC_CTOR的宏来处理析构函数，析构函数还是按照传统的C++的模式声明。析构函数的作用是清除构造函数申请的内存单元。</text:p>
      <text:h text:style-name="Heading_20_2" text:outline-level="2">端口和信号</text:h>
      <text:h text:style-name="Heading_20_3" text:outline-level="3">基本概念</text:h>
      <text:p text:style-name="Standard"><text:tab/>芯片通过管脚与电路版上其他芯片或者元器件通信，管脚有输入、输出和双向管脚。在systemc中，模块通过端口&lt;port&gt;与其他模块通信，端口也分为输出、输出和双向端口。一个模块的端口通过信号与其他模块的端口相连。</text:p>
      <text:p text:style-name="Standard"><text:soft-page-break/><text:tab/>systemc的信号与VHDL的信号一样引入了<text:span text:style-name="T1">▲</text:span><text:span text:style-name="T2">延迟的概念，即在同一个时间步</text:span><text:span text:style-name="T1">▲内信号的值不变，只有下一个时间步到来的时候信号的值才可能更新。</text:span></text:p>
      <text:p text:style-name="P1"><text:tab/>正常情况下，端口总是与一个且仅有一个信号相连，也可以说端口总是与一个信号绑定的。只有一个情况是特殊的，就是当一个模块被实例化时，它的端口可以直接绑定到高一层模块的端口上。</text:p>
      <text:p text:style-name="Standard"><text:tab/>Systemc端口的定义方法如下：</text:p>
      <text:p text:style-name="Standard"><text:tab/>1、输入端口：sc_in&lt;端口数据类型&gt;<text:tab/><text:tab/>端口名；</text:p>
      <text:p text:style-name="Standard"><text:tab/>2、输出端口：sc_out&lt;端口数据类型&gt;<text:tab/><text:tab/>端口名；</text:p>
      <text:p text:style-name="Standard"><text:tab/>3、双向端口：sc_inout&lt;端口数据类型&gt;<text:tab/><text:tab/>端口名；</text:p>
      <text:p text:style-name="Standard"><text:tab/>4、特殊情况：时钟的定义可以如“sc_in_clk 始终名称”</text:p>
      <text:p text:style-name="Standard"/>
      <text:p text:style-name="Standard">有时候需要声明一个端口向量，如计算机数据和地址总线，这在systemc中也是被允许的</text:p>
      <text:p text:style-name="Standard">sc_in&lt;sc_logic&gt; a[32];</text:p>
      <text:p text:style-name="Standard">信号也可使用类似的声明办法</text:p>
      <text:p text:style-name="Standard">sc_signal&lt;sc_logic&gt; abus[16];</text:p>
      <text:h text:style-name="Heading_20_3" text:outline-level="3">端口和信号的读写</text:h>
      <text:p text:style-name="Standard"><text:tab/>在systemc中端口的读写可以是与verilog一样的赋值，如果定义了：</text:p>
      <text:p text:style-name="Standard"><text:tab/>sc_in&lt;bool&gt; data_in;</text:p>
      <text:p text:style-name="Standard"><text:tab/>那么，在进程中可以进行如下读写操作；</text:p>
      <text:p text:style-name="Standard"><text:tab/>if (data_in == TRUE) { <text:s text:c="2"/>}</text:p>
      <text:p text:style-name="Standard"/>
      <text:p text:style-name="Standard"><text:tab/>另外，systemc中对端口还定义了read()和write()助手函数，以帮助完成可能需要的隐式类型转换。</text:p>
      <text:p text:style-name="Standard"><text:tab/>If (data_in.read() == TRUE) { <text:s text:c="3"/>}</text:p>
      <text:p text:style-name="Standard"><text:tab/>对于需要隐式类型转换的场合，只能用助手函数read和write进行操作。</text:p>
      <text:p text:style-name="Standard"/>
      <text:p text:style-name="Standard"><text:tab/>如下，直接赋值是非法的，使用助手函数是允许的</text:p>
      <text:p text:style-name="Standard"><text:tab/>sc_in&lt;int&gt; data_out;</text:p>
      <text:p text:style-name="Standard"/>
      <text:p text:style-name="Standard"><text:tab/>data_out = data_in;<text:tab/><text:tab/><text:tab/><text:tab/><text:tab/>//非法</text:p>
      <text:p text:style-name="Standard"><text:tab/>data_out.write(data_in.read());<text:tab/><text:tab/>//合法</text:p>
      <text:p text:style-name="Standard"/>
      <text:p text:style-name="Standard"><text:tab/>对于信号，上面端口赋值的方法完全适用。</text:p>
      <text:h text:style-name="Heading_20_3" text:outline-level="3">端口和信号类型</text:h>
      <text:p text:style-name="Standard"><text:tab/>端口数据类型：</text:p>
      <text:p text:style-name="Standard"><text:tab/>1、常见C++数据类型，如long、int、char、short、float、double。</text:p>
      <text:p text:style-name="Standard"><text:tab/>2、systemc专有数据类型，如sc_int&lt;n&gt;, sc_uint&lt;n&gt;, sc_bigint&lt;n&gt;, sc_biguint&lt;n&gt;, sc_bit, sc_logic, sc_bv&lt;n&gt;, sc_lv&lt;n&gt;, sc_fixed, sc_ufixed, sc_fix, sc_ufix。</text:p>
      <text:p text:style-name="Standard"><text:tab/>3、用户自定义结构</text:p>
      <text:p text:style-name="Standard"><text:tab/>4、抽象端口： <text:s text:c="2"/>sc_port&lt;虚拟继承的类&gt; arbiter_port;</text:p>
      <text:h text:style-name="Heading_20_3" text:outline-level="3"><text:soft-page-break/>端口和信号的多驱动处理</text:h>
      <text:p text:style-name="Standard"><text:tab/>systemc引入了解析逻辑向量信号来解决多驱动问题。例如：</text:p>
      <text:p text:style-name="Standard"><text:tab/>sc_in_rv&lt;n&gt; x;<text:tab/><text:tab/><text:tab/>//x被定义为n比特宽的解析逻辑向量输入端口</text:p>
      <text:p text:style-name="Standard"><text:tab/>sc_out_rv&lt;n&gt; y;<text:tab/><text:tab/><text:tab/>//y被定义为n比特宽的解析逻辑向量型输出端口</text:p>
      <text:p text:style-name="Standard"><text:tab/>sc_inout_rv&lt;n&gt; z;<text:tab/><text:tab/>//z被定义为n比特宽的解析逻辑向量型双向端口</text:p>
      <text:p text:style-name="Standard"><text:tab/>类似地，解析型信号的定义方法如下：</text:p>
      <text:p text:style-name="Standard"><text:tab/>sc_signal_rv&lt;n&gt; x;<text:tab/><text:tab/>//宽度为n比特的解析型向量信号x</text:p>
      <text:p text:style-name="Standard"/>
      <text:p text:style-name="Standard"><text:tab/>可以如下使用：</text:p>
      <text:p text:style-name="Standard"><text:tab/>sc_out_rv&lt;1&gt; out_1;</text:p>
      <text:p text:style-name="Standard"/>
      <text:p text:style-name="Standard"><text:tab/>高阻态的时候可-&gt; out_1.write(“Z”); // SC_LOGIC_Z</text:p>
      <text:p text:style-name="Standard"/>
      <text:p text:style-name="Standard"><text:tab/>解析型的端口比普通的端口需要更多的仿真时间，如果不是必须的，最好不要使用。</text:p>
      <text:h text:style-name="Heading_20_3" text:outline-level="3">端口和信号的绑定</text:h>
      <text:p text:style-name="Standard"><text:tab/>端口和信号的绑定方法分为位置关联和名字关联两种。在systemc中，端口到端口的直接绑定也是允许的。.....</text:p>
      <text:h text:style-name="Heading_20_3" text:outline-level="3">systemc时钟模型</text:h>
      <text:p text:style-name="Standard"><text:tab/>时钟是同步数字逻辑中必不可少的基本元件，在systemc中，时钟被作为一个特殊的对象处理，它就是sc_clock类。</text:p>
      <text:p text:style-name="Standard"><text:tab/>在systemc中，sc_clock一共有6个重载的构造函数，其中最后一个是为了与1.0版本的时钟模型兼容。name是时钟的名字，period_ 和 period_v_是时钟周期，period_tu_是时钟的时间单位， duty_cycle_是站空比， start_time_v_和start_time_是时钟初始第一逻辑值的持续时间， posedge_first_表示第一个逻辑值是高电平还是低电平。</text:p>
      <text:p text:style-name="Standard"><text:tab/>具体函数实现参见代码</text:p>
      <text:p text:style-name="Standard"/>
      <text:p text:style-name="Standard"><text:tab/>假设clk1的周期为50MHz，即时间单位应该为那秒ns，合适的定义方式：</text:p>
      <text:p text:style-name="Standard"><text:tab/>sc_clock clk1(“clk1”, <text:s text:c="6"/>20, <text:s text:c="19"/>SC_NS, <text:s text:c="2"/>0.5, <text:s text:c="10"/>5, <text:s text:c="26"/>SC_NS, <text:s text:c="2"/>true);</text:p>
      <text:p text:style-name="Standard"><text:tab/><text:tab/><text:tab/><text:tab/> <text:s/>名称 <text:s text:c="9"/>周期20个单位 <text:s text:c="2"/>单位 <text:s text:c="8"/>站空比 <text:s text:c="4"/>第一个逻辑时间 <text:s text:c="5"/>单位 <text:s text:c="7"/>逻辑高</text:p>
      <text:p text:style-name="Standard"/>
      <text:p text:style-name="Standard">常见时间单位：</text:p>
      <text:p text:style-name="Standard">SC_SEC<text:tab/><text:tab/><text:tab/><text:tab/>Second<text:tab/><text:tab/><text:tab/><text:tab/>1</text:p>
      <text:p text:style-name="Standard">SC_MS<text:tab/><text:tab/><text:tab/><text:tab/><text:tab/>Millisecond<text:tab/><text:tab/><text:tab/></text:p>
      <text:p text:style-name="Standard">SC_US<text:tab/><text:tab/><text:tab/><text:tab/><text:tab/>Microsecond</text:p>
      <text:p text:style-name="Standard">SC_NS<text:tab/><text:tab/><text:tab/><text:tab/><text:tab/>Nanosecond</text:p>
      <text:p text:style-name="Standard">SC_PS<text:tab/><text:tab/><text:tab/><text:tab/><text:tab/>Picosecond</text:p>
      <text:p text:style-name="Standard">SC_FS<text:tab/><text:tab/><text:tab/><text:tab/><text:tab/>Femtosecond</text:p>
      <text:p text:style-name="Standard"/>
      <text:h text:style-name="Heading_20_3" text:outline-level="3"><text:soft-page-break/>systemc时间模型</text:h>
      <text:p text:style-name="Standard"><text:tab/>2.01版本基于实数的时间模型修改为基于整数的时间模型，系统时间用一个64位无符号整数表示。使用整数的时间模型克服实数时间模型溢出问题。</text:p>
      <text:p text:style-name="Standard"><text:tab/>时间分辨率是仿真系统能够处理的时间的最小精度，比时间分辨率更精细的时间将被四舍五入到时间分辨率所定义的精度。假设系统的时间分辨率10ps，则</text:p>
      <text:p text:style-name="Standard"><text:tab/>wait(33.667, SC_NS); <text:s/>== <text:s text:c="2"/>wait(33.67, SC_NS);</text:p>
      <text:p text:style-name="Standard"/>
      <text:p text:style-name="Standard"><text:tab/>systemc缺省的时间分辨率是1ps，同时提供了</text:p>
      <text:p text:style-name="Standard"><text:tab/>sc_set_time_resolution(double, sc_time_unit);函数，允许修改系统的时间分辨率。如下代码将系统的时间分辨率设置为10ps：sc_set_time_resolution(10, SC_PS)；</text:p>
      <text:p text:style-name="Standard"><text:tab/><text:span text:style-name="T3">systemc对时间分辨率的设置有以下要求：</text:span></text:p>
      <text:p text:style-name="Standard"><text:tab/>1、时间分辨率必须是10的幂</text:p>
      <text:p text:style-name="Standard"><text:tab/>2、只能在仿真开始之前设置</text:p>
      <text:p text:style-name="Standard"><text:s/><text:tab/>3、只能设置1次</text:p>
      <text:p text:style-name="Standard"><text:tab/>4、必须在任何的非零的sc_time声明之前设置</text:p>
      <text:p text:style-name="Standard"/>
      <text:p text:style-name="Standard"><text:tab/>systemc缺省的时间单位是SC_NS， 同时允许通过调用sc_set_default_time_unit(double, sc_time_unit)来修改缺省的时间单位。如下代码将时间单位设置为100ps：</text:p>
      <text:p text:style-name="Standard"><text:tab/>sc_set_default_time_unit(100, SC_PS);</text:p>
      <text:p text:style-name="Standard"><text:tab/>在时间单位设置为100ps的情况下，下面clk1的周期为10x100ps=1ns</text:p>
      <text:p text:style-name="Standard"><text:tab/>sc_clock clk1(“clk1”, 10);</text:p>
      <text:p text:style-name="Standard"><text:tab/><text:span text:style-name="T3">systemc对缺省时间单位的设置有以下要求：</text:span></text:p>
      <text:p text:style-name="Standard"><text:tab/>1、必须是10的幂</text:p>
      <text:p text:style-name="Standard"><text:tab/>2、时间单位必须大于等于时间分辨率</text:p>
      <text:p text:style-name="Standard"><text:tab/>3、只能设置一次</text:p>
      <text:p text:style-name="Standard"><text:tab/>4、只能在仿真开始之前设置</text:p>
      <text:h text:style-name="Heading_20_3" text:outline-level="3">基本数据类型</text:h>
      <text:p text:style-name="Standard"><text:tab/>作为c++的一个硬件库，systemc支持所有c++数据类型，除此之外，systemc还定义了专有数据类型：</text:p>
      <text:p text:style-name="Standard"><text:tab/>sc_bit<text:tab/><text:tab/><text:tab/><text:tab/><text:tab/><text:tab/>2值单比特数据类型</text:p>
      <text:p text:style-name="Standard"><text:tab/>sc_logic<text:tab/><text:tab/><text:tab/><text:tab/><text:tab/><text:tab/>4值单比特数据类型</text:p>
      <text:p text:style-name="Standard"><text:tab/>sc_int<text:tab/><text:tab/><text:tab/><text:tab/><text:tab/><text:tab/>1~64比特有符号整形数据类型</text:p>
      <text:p text:style-name="Standard"><text:tab/>sc_uint<text:tab/><text:tab/><text:tab/><text:tab/><text:tab/><text:tab/>1~64比特无符号整型数据类型</text:p>
      <text:p text:style-name="Standard"><text:tab/>sc_bigtint<text:tab/><text:tab/><text:tab/><text:tab/><text:tab/>任意宽度的有符号整型数据类型</text:p>
      <text:p text:style-name="Standard"><text:tab/>sc_biguint<text:tab/><text:tab/><text:tab/><text:tab/><text:tab/>任意宽度的无符号整型数据类型</text:p>
      <text:p text:style-name="Standard"><text:tab/>sc_bv<text:tab/><text:tab/><text:tab/><text:tab/><text:tab/><text:tab/>任意宽度的2值比特向量数据类型</text:p>
      <text:p text:style-name="Standard"><text:tab/>sc_lv<text:tab/><text:tab/><text:tab/><text:tab/><text:tab/><text:tab/>任意宽度的4值比特向量数据类型</text:p>
      <text:p text:style-name="Standard"><text:tab/>sc_fixed<text:tab/><text:tab/><text:tab/><text:tab/><text:tab/><text:tab/>模版类有符号定点数据类型</text:p>
      <text:p text:style-name="Standard"><text:tab/>sc_ufixed<text:tab/><text:tab/><text:tab/><text:tab/><text:tab/>模版类无符号定点数据类型</text:p>
      <text:p text:style-name="Standard"><text:soft-page-break/><text:tab/>sc_fix<text:tab/><text:tab/><text:tab/><text:tab/><text:tab/><text:tab/>非模版类有符号定点数据类型</text:p>
      <text:p text:style-name="Standard"><text:tab/>sc_ufix<text:tab/><text:tab/><text:tab/><text:tab/><text:tab/><text:tab/>非模版类无符号定点数据类型</text:p>
      <text:h text:style-name="Heading_20_3" text:outline-level="3">sc_bit和sc_logic数据类型</text:h>
      <text:p text:style-name="Standard"><text:tab/>sc_logic比sc_bit多‘X’和‘Z’，实现起来必然更复杂一些，仿真速度也要慢一些。虽然多数情况下可以使用sc_logic代替sc_bit， 但推荐做法是在能够使用sc_bit的时候尽量不要使用sc_logic。</text:p>
      <text:h text:style-name="Heading_20_3" text:outline-level="3">固定精度整型数据类型sc_int和sc_uint</text:h>
      <text:p text:style-name="Standard"><text:tab/>在数字系统建模中常常需要对固定宽度的整型数据进行操作。c++的固有数据类型int的宽度是与所使用的机器有关的，通常是32位。使用c++固有数据类型显然可以提高仿真速度，但只能实现对8/16/32位的数据操作。因此systemc中引入了sc_int和sc_uint来实现1~64比特中任意宽度的整型数据类型，又引入了sc_bigint和sc_biguint来实现任意宽度的整型操作。显然使用sc_int和sc_uint的仿真速度要比使用sc_biting和sc_binguint快，因此推荐的方法是，在能够使用sc_int和sc_uint的时候尽量不要使用sc_bigint和sc_binguint。</text:p>
      <text:p text:style-name="Standard"><text:tab/>例如：</text:p>
      <text:p text:style-name="Standard"><text:tab/>sc_int&lt;43&gt; a;<text:tab/><text:tab/><text:tab/>//定义了一个43位的有符号整型数</text:p>
      <text:p text:style-name="Standard"><text:tab/>sc_int&lt;64&gt; b;<text:tab/><text:tab/><text:tab/>//定义了一个64位的有符号整型数</text:p>
      <text:p text:style-name="Standard"/>
      <text:p text:style-name="Standard"><text:tab/><text:span text:style-name="T3">不要超过64</text:span></text:p>
      <text:p text:style-name="Standard"><text:tab/></text:p>
      <text:p text:style-name="Standard"><text:tab/><text:span text:style-name="T4">sc_int和sc_uint可以相互赋值，系统自动完成转换，规则如下：</text:span></text:p>
      <text:p text:style-name="P2"><text:tab/>1、无符号整数uint1(sc_uint&lt;M&gt;)被赋值给有符号整数int1(sc_int&lt;N&gt;)时，uint1首先被扩展为64位，然后从低位开始取N位赋值给int1。当int1被赋值给uint1时， 系统首先将它按照符号扩展64位，然后从低位开始取M位赋值给uint1。</text:p>
      <text:h text:style-name="Heading_20_3" text:outline-level="3">任意精度整型数据类型sc_bigint和sc_biguint</text:h>
      <text:p text:style-name="Standard"><text:tab/>在实际设计中，有时候需要宽度大于64的整型数据类型，systemc引入了sc_bigint和sc_biguint，其宽度可一从1到任意值，与sc_int和sc_uint相比仿真速度要慢得多，因此如果不是必要，就不应该使用sc_bigint和sc_biguint，而尽量使用sc_int和sc_uint。</text:p>
      <text:p text:style-name="Standard"><text:tab/>由于要考虑任意精度，所以sc_bigint和sc_biguint仿真速度大大下降。在sc_constants.h中，用户可以根据自己的需要定义SC_MAX_NBITS，以约束sc_bigint和sc_biguint的最大宽度，这样可以增加2~3倍仿真速度，这个常量在默认情况下是没有定义的，用户可以根据自己的修要进行修改，systemc推荐的SC_MAX_NBITS值应该为BITS_PER_DIGIT的整数倍。</text:p>
      <text:h text:style-name="Heading_20_3" text:outline-level="3">任意长度比特和逻辑向量</text:h>
      <text:p text:style-name="Standard"><text:tab/>为支持任意宽度的比特操作，systemc定义了支持任意宽度的比特向量类型sc_bv&lt;W&gt;，其中W为比特向量的宽度。比特向量适用于之需要二值逻辑向量而不需要算术运算的场合。sc_bv面向比特操作优化，但不支持算术运算，它的仿真速度高于systemc整数类型。</text:p>
      <text:p text:style-name="Standard"><text:soft-page-break/><text:tab/>比特向量的赋值需要使用‘0’和‘1’构成的字符串进行赋值，例如：</text:p>
      <text:p text:style-name="Standard"><text:tab/>sc_bv&lt;6&gt; val;</text:p>
      <text:p text:style-name="Standard"><text:tab/>val = “101101”;</text:p>
      <text:p text:style-name="Standard"/>
      <text:p text:style-name="Standard"><text:tab/>为了支持宽度大于1的三态总线建模，systemc定义了sc_lv&lt;W&gt;，它与sc_bv&lt;W&gt;的区别是，它是sc_logic类型的向量，因此支持‘0’，‘1’， ‘X’， ‘Z’四值逻辑。</text:p>
      <text:h text:style-name="Heading_20_3" text:outline-level="3">用户自定义类型</text:h>
      <text:p text:style-name="Standard"><text:tab/>除C++固有数据类型和systemc专有数据类型外，systemc作为c++的扩展，还支持用户自定义数据结构。自定义的数据结构为了能够对它进行操作，必须定义运算符重载和方法函数。</text:p>
      <text:h text:style-name="Heading_20_3" text:outline-level="3">定点类型</text:h>
      <text:p text:style-name="Standard"><text:tab/>参见文档和代码</text:p>
      <text:h text:style-name="Heading_20_2" text:outline-level="2">进程</text:h>
      <text:p text:style-name="Standard"><text:tab/>使用普通的编程语言可以很容易地描述系统的顺序行为，描述系统的并行行为是困难的，所以在硬件描述语言中，为了描述硬件系统的并发行为也引入了进程概念，与操作系统中的进程相比它更简单，进程类型和进程状态也是有限的。</text:p>
      <text:p text:style-name="Standard"><text:tab/>在systemc中，进程是一个基本执行单位，它被调用来仿真目标系统的行为。Systemc的基本进程有三种：</text:p>
      <text:p text:style-name="Standard"><text:tab/>1、SC_METHOD</text:p>
      <text:p text:style-name="Standard"><text:tab/>2、SC_THREAD</text:p>
      <text:p text:style-name="Standard"><text:tab/>3、SC_CTHREAD</text:p>
      <text:p text:style-name="Standard"><text:tab/>systemc master-slave库中还定义了第四中进程SC_SLAVE。</text:p>
      <text:h text:style-name="Heading_20_3" text:outline-level="3">进程基础</text:h>
      <text:p text:style-name="Standard"><text:tab/>进程的行为是多样的。有些进程的行为像函数一样被调用后立刻返回，有些进程在仿真开始以后只运行一次，一直运行到仿真结束，有些进程在运行过程中可能被挂起直到某一个条件满足。引起进程运行或者解除挂起的条件可能是时钟的边沿或信号值的变化。</text:p>
      <text:p text:style-name="Standard"><text:tab/>systemc中，进程不是层次化的。一个进程中不能包含或者直接调用其他进程，但进程可以调用非进程的函数和方法。</text:p>
      <text:p text:style-name="Standard"><text:tab/>进程通常会有一个敏感表。在当敏感表中的信号上有事件发生时，进程就会被激活。信号上的事件是指信号值的变化，如时钟的上升沿就是时钟信号从0变为1。当信号上的时间发生，所有对该事件敏感的进程都会被激活。</text:p>
      <text:h text:style-name="Heading_20_3" text:outline-level="3">方法进程SC_METHOD</text:h>
      <text:p text:style-name="Standard"><text:tab/>在systemc中，方法进程SC_METHOD是唯一的可以综合的寄存器传输级进程。它的特点是当敏感表上有事件发生，它就会被调用，调用后应该立刻返回。只有该类进程返回后仿真系统的时间才有可能前进，<text:soft-page-break/>因此该类进程中不能使用wait()类语句。如果该类进程内部有一个无穷循环，可以想像仿真系统时间将会停止前进。</text:p>
      <text:p text:style-name="Standard"><text:tab/>SC_METHOD进程的敏感表在模块的构造函数内设定。</text:p>
      <text:h text:style-name="Heading_20_3" text:outline-level="3">线程进程SC_THREAD</text:h>
      <text:p text:style-name="Standard"><text:tab/>线程进程的特点是它能够被挂起和重新激活。线程进程使用wait()挂起，当敏感表中有事件发生，线程进程被重新激活运行到遇到新的wait()语句再重新挂起。</text:p>
      <text:p text:style-name="Standard"><text:tab/>由于线程进程的这个特点，从理论上讲，用它可以描述几乎一切系统的行为。</text:p>
      <text:p text:style-name="Standard"><text:tab/>线程进程不是寄存器传输级进程，一个方便的用途就是用来描述验证平台的输入输出。</text:p>
      <text:p text:style-name="Standard"><text:tab/><text:span text:style-name="T4">可以使用SC_THREAD进程来完成Monitor的设计，有时候使用SC_METHOD进程实现会更简单些，有时候适合SC_THREAD，有时候适合SC_METHOD</text:span>。</text:p>
      <text:h text:style-name="Heading_20_3" text:outline-level="3">钟控线程进程</text:h>
      <text:p text:style-name="Standard"><text:tab/>钟控线程进程是一种特殊的线程进程，它继承于线程进程，但只能在时钟的上升沿或者下降边沿触发或者激活，这种行为更加接近实际硬件的行为。引入钟控线程进程的目的是产生更好的行为综合的结果。</text:p>
      <text:p text:style-name="Standard"><text:tab/>钟控线程进程最适合来描述隐式有限状态机。所谓隐式有限状态机是指编程中并不显示地定义状态机的状态，而是通过程序中的wait()语句和wait()语句中间的赋值语句来完成对状态机的描述。显示的有限状态机通常要明确定义系统的状态，要用case语句来实现状态转移。</text:p>
      <text:h text:style-name="Heading_20_3" text:outline-level="3">wait_until()、wait()和next_trigger()</text:h>
      <text:p text:style-name="Standard"><text:tab/>wait_unit将进程挂起直到指定的表达式的值为真，它只能用于线程进程和钟控线程进程，例如：</text:p>
      <text:p text:style-name="Standard"><text:tab/>wait_until(布尔表达式)</text:p>
      <text:p text:style-name="Standard"/>
      <text:p text:style-name="Standard"><text:tab/>wait()函数有以下几种参数形式：</text:p>
      <text:p text:style-name="Standard"><text:tab/>1、wait()<text:tab/><text:tab/><text:tab/><text:tab/><text:tab/><text:tab/><text:tab/><text:tab/><text:tab/><text:tab/><text:tab/><text:tab/>//等待敏感表中有事件发生</text:p>
      <text:p text:style-name="Standard"><text:tab/>2、wait(const sc_event &amp;)<text:tab/><text:tab/><text:tab/><text:tab/><text:tab/><text:tab/><text:tab/><text:tab/>//等待事件发生</text:p>
      <text:p text:style-name="Standard"><text:tab/>3、wait(sc_event_or_list <text:s/>&amp;)<text:tab/><text:tab/><text:tab/><text:tab/><text:tab/><text:tab/><text:tab/><text:tab/>//等待事件之一发生</text:p>
      <text:p text:style-name="Standard"><text:tab/>4、wait(sc_event_and_list &amp;)<text:tab/><text:tab/><text:tab/><text:tab/><text:tab/><text:tab/><text:tab/><text:tab/>//等待事件全部发生</text:p>
      <text:p text:style-name="Standard"><text:tab/>5、wait(double v, sc_time_unit tu)<text:tab/><text:tab/><text:tab/><text:tab/><text:tab/><text:tab/><text:tab/>//等待由v和tu决定的一段时间</text:p>
      <text:p text:style-name="Standard"><text:tab/>6、wait(double v, sc_time_unit tu, const sc_event &amp;e)<text:tab/><text:tab/>//在由v和tu决定的时间内等待e发生</text:p>
      <text:p text:style-name="Standard"><text:tab/>7、wait(double v, sc_time_unit tu, const sc_event_list &amp;el)<text:tab/>//在时间内等待e列表发生</text:p>
      <text:p text:style-name="Standard"><text:tab/>8、前面所有的(dobule v, sc_time_unit tu)两个参数可以用一个sc_time型参数替代</text:p>
      <text:p text:style-name="Standard"><text:tab/>9、wait(0, SC_NS)或者wait(SC_ZERO_TIME)<text:tab/><text:tab/><text:tab/>//等待一个<text:span text:style-name="T1">▲时间</text:span></text:p>
      <text:p text:style-name="P1"/>
      <text:p text:style-name="P1"><text:tab/>next_trigger()只能用于SC_METHOD类进程。nex_trigger()的参数与wait()的参数相同，区别是他们分别用于不同类型的进程。next_trigger()的特点是调用后立刻返回，在一个SC_METHOD进程中可以多次调用next_trigger(),但由最后一个调用决定进程的下一次激活时间。</text:p>
      <text:p text:style-name="Standard"/>
      <text:h text:style-name="Heading_20_3" text:outline-level="3"><text:soft-page-break/>watching结构</text:h>
      <text:p text:style-name="Standard"><text:tab/>SC_CTHREAD进程通常只有一个死循环，但有时候需要初始化一些变量和信号，或者当某些条件满足的时候能够让进程从循环中跳出来。使用watching结构可以跳出循环。watching结构会不停地监视某一个条件，一旦该条件发生，则SC_CTHREAD进程就会跳出循环从进程的开始处重新执行。</text:p>
      <text:p text:style-name="Standard"><text:tab/><text:span text:style-name="T4">watching(布尔表达式)</text:span></text:p>
      <text:h text:style-name="Heading_20_3" text:outline-level="3">局部watching</text:h>
      <text:p text:style-name="Standard"><text:tab/>有时候需要局部代码重新运行，这时候需要使用局部watching，其框架如下：</text:p>
      <text:p text:style-name="Standard"><text:tab/></text:p>
      <text:p text:style-name="Standard"><text:tab/>W_BEGIN</text:p>
      <text:p text:style-name="Standard"><text:tab/><text:tab/>// watching的条件声明放在这里</text:p>
      <text:p text:style-name="Standard"><text:tab/><text:tab/>watching(...);</text:p>
      <text:p text:style-name="Standard"><text:tab/><text:tab/>watching(...);</text:p>
      <text:p text:style-name="Standard"><text:tab/>W_DO</text:p>
      <text:p text:style-name="Standard"><text:tab/><text:tab/>//正常执行的代码</text:p>
      <text:p text:style-name="Standard"/>
      <text:p text:style-name="Standard"><text:tab/>W_ESCAPE</text:p>
      <text:p text:style-name="Standard"><text:tab/><text:tab/>//当watching的条件成立时执行的代码放在这里</text:p>
      <text:p text:style-name="Standard"/>
      <text:p text:style-name="Standard"><text:tab/>W_END</text:p>
      <text:p text:style-name="Standard"/>
      <text:p text:style-name="Standard"><text:tab/>说明：</text:p>
      <text:p text:style-name="Standard"><text:tab/>1、放在W_BEGIN和W_DO之间的观察条件的优先级是相等的。</text:p>
      <text:p text:style-name="Standard"><text:tab/>2、允许嵌套使用局部watching以实现不同的优先级</text:p>
      <text:p text:style-name="Standard"><text:tab/>3、全局的观察条件的优先级要大于非全局的观察条件的优先级</text:p>
      <text:p text:style-name="Standard"><text:tab/>4、观察条件只在SC_CTHREAD进程所工作的时钟的边沿被采样</text:p>
      <text:h text:style-name="Heading_20_2" text:outline-level="2">仿真与波形跟踪</text:h>
      <text:h text:style-name="Heading_20_3" text:outline-level="3">仿真控制</text:h>
      <text:p text:style-name="Standard"><text:tab/>调用sc_start()函数，仿真开始。sc_start()函数控制所有时钟的产生并在适当的时候激活systemc调度器。systemc调度器控制整个仿真过程中的调度工作，包括激活进程、产生<text:span text:style-name="T1">▲延迟、计算和更新变量和信号的指等。一般来讲，sc_start()只在sc_main()中调用。</text:span></text:p>
      <text:p text:style-name="P1"><text:tab/>sc_start函数原型参见代码</text:p>
      <text:p text:style-name="P1"><text:tab/>sc_stop函数控制仿真的停止。一旦遇到sc_stop()，systemc调度器就会停止运行。</text:p>
      <text:p text:style-name="P1"><text:tab/>sc_simulation_time()，在仿真中，经常需要知道当前的仿真时间以分析仿真结果是否与语气相符，</text:p>
      <text:p text:style-name="P1"><text:tab/><text:tab/>该函数返回当前仿真时间的双整型值。</text:p>
      <text:h text:style-name="Heading_20_3" text:outline-level="3"><text:soft-page-break/>systemc波形跟踪概述</text:h>
      <text:p text:style-name="Standard"><text:tab/>Systemc允许将仿真结果保存为以下三种标准的波形：</text:p>
      <text:p text:style-name="Standard"><text:tab/>VCD</text:p>
      <text:p text:style-name="Standard"><text:tab/>WIF</text:p>
      <text:p text:style-name="Standard"><text:tab/>ISDB</text:p>
      <text:p text:style-name="Standard"><text:tab/>systemc的波形跟踪有以下特点：</text:p>
      <text:p text:style-name="Standard"><text:tab/>1、只有在整个仿真期间都存在的信号和变量才能被跟踪。能够保证模块中的所有信号和数据成员都被</text:p>
      <text:p text:style-name="Standard"><text:s text:c="3"/><text:tab/> <text:s text:c="4"/>跟踪，函数的本地变量只有在函数被调用期间才存在，所以不能跟踪。</text:p>
      <text:p text:style-name="Standard"><text:tab/>2、任何类型的信号和变量包括标量、数组和其他聚合结构都能被跟踪。</text:p>
      <text:p text:style-name="Standard"><text:tab/>3、不同格式的波形文件可以在同一次仿真过程中同时产生。</text:p>
      <text:h text:style-name="Heading_20_3" text:outline-level="3">创建和关闭波形跟踪文件</text:h>
      <text:p text:style-name="Standard"><text:tab/>波形跟踪一般在sc_main()函数中进行，并且放在所有的信号和模块的例化之后。第一步是产生波形跟踪文件，相应的函数为sc_create_xxx_trace_file()，这里的xxx可以是vcd、wif和isdb。</text:p>
      <text:p text:style-name="Standard"><text:tab/>在仿真结束的时候应该将波形跟踪文件关闭，否则将会出现或者文件为空或者文件大不开等错误。</text:p>
      <text:p text:style-name="Standard"><text:tab/>sc_close_xxx_file(my_trace_file);</text:p>
      <text:h text:style-name="Heading_20_3" text:outline-level="3">跟踪标量型变量和信号</text:h>
      <text:p text:style-name="Standard"><text:tab/>创建波形文件后，还必须告诉systemc调度器到底要跟踪那些信号和变量，以及被跟踪的信号和变量在波形文件中保存的名字。这时需要调用sc_trace()函数：</text:p>
      <text:p text:style-name="Standard"><text:tab/>sc_trace( sc_trace_file* tf, const tp&amp; a, const sc_string&amp; name )</text:p>
      <text:p text:style-name="Standard"><text:tab/>tf<text:tab/><text:tab/>：为指向波形跟踪文件的指针；</text:p>
      <text:p text:style-name="Standard"><text:tab/>object<text:tab/>：是对要跟踪的信号或者变量的引用，这里object只能是基本的c++/systemc标准数据类型；</text:p>
      <text:p text:style-name="Standard"><text:tab/>name<text:tab/>：跟踪信号或者变量在波形文件中保存的名字；</text:p>
      <text:h text:style-name="Heading_20_3" text:outline-level="3">跟踪聚合型变量和信号</text:h>
      <text:p text:style-name="Standard"><text:tab/>sc_trace()函数只能跟踪标准类型的信号和变量，为了跟踪聚合类型的变量和信号，需要重载sc_trace函数。例如：</text:p>
      <text:p text:style-name="Standard"><text:tab/>void <text:s/>sc_trace( sc_trace_file* tf, const pkt&amp; a, const std::string&amp; name )</text:p>
      <text:p text:style-name="Standard"><text:tab/>{</text:p>
      <text:p text:style-name="Standard"><text:s text:c="2"/><text:tab/><text:tab/>sc_trace( tf, a.data, name + ".data" );</text:p>
      <text:p text:style-name="Standard"><text:s text:c="2"/><text:tab/><text:tab/>sc_trace( tf, a.id, name + ".id" );</text:p>
      <text:p text:style-name="Standard"><text:s text:c="2"/><text:tab/><text:tab/>sc_trace( tf, a.dest0, name + ".dest0" );</text:p>
      <text:p text:style-name="Standard"><text:s/><text:tab/><text:tab/> sc_trace( tf, a.dest1, name + ".dest1" );</text:p>
      <text:p text:style-name="Standard"><text:s text:c="2"/><text:tab/><text:tab/>sc_trace( tf, a.dest2, name + ".dest2" );</text:p>
      <text:p text:style-name="Standard"><text:s text:c="2"/><text:tab/><text:tab/>sc_trace( tf, a.dest3, name + ".dest3" );</text:p>
      <text:p text:style-name="Standard"><text:tab/>}</text:p>
      <text:p text:style-name="Standard"/>
      <text:p text:style-name="Standard"/>
      <text:h text:style-name="Heading_20_1" text:outline-level="1"><text:soft-page-break/>寄存器传输级systemc设计</text:h>
      <text:p text:style-name="Standard"><text:tab/>RTL设计的重要特性是可以被综合器综合为门级电路，而门级电路最终可以实现为专用集成电路或者下载到FPGA/CPLD。</text:p>
      <text:h text:style-name="Heading_20_2" text:outline-level="2">systemc寄存器传输级设计和综合</text:h>
      <text:h text:style-name="Heading_20_3" text:outline-level="3">综合</text:h>
      <text:p text:style-name="Standard"><text:tab/>寄存器传输级设计的重要特征是可以综合。综合是指将RTL或者行为级的硬件描述语言的描述转换为满足约束条件的网表的过程。</text:p>
      <text:p text:style-name="Standard"><text:tab/>对一个电子系统的描述可以有不同的层次，主要的层次按照其抽象程度由高到底，可分为系统级、算法级，也称为行为级、寄存器传输级、门级、和开关级。</text:p>
      <text:p text:style-name="Standard"><text:tab/><text:span text:style-name="T3">系统级</text:span><text:tab/><text:tab/>：对整个系统功能的定义和结构的探索。</text:p>
      <text:p text:style-name="Standard"><text:tab/><text:span text:style-name="T3">算法级</text:span><text:tab/><text:tab/>：确保一些核心算法和系统行为的正确。</text:p>
      <text:p text:style-name="Standard"><text:tab/><text:span text:style-name="T3">寄存器传输级</text:span>：利用组合逻辑和时序逻辑来描述电路。</text:p>
      <text:p text:style-name="Standard"><text:tab/><text:span text:style-name="T4">门级</text:span><text:tab/><text:tab/>：偏重工艺描述</text:p>
      <text:p text:style-name="Standard"><text:tab/><text:span text:style-name="T4">开关级<text:tab/></text:span><text:tab/>：</text:p>
      <text:p text:style-name="Standard"><text:tab/>由于寄存器传输级描述了电路的结构，但又不像门级描述一样需要太多的细节，从而保持了适当的抽象，成为逻辑综合的起点。</text:p>
      <text:p text:style-name="Standard"><text:tab/>逻辑综合工具使用两个主要阶段对寄存器传输级设计进行处理。第一个阶段是将设计读入并且进行分析并化简。第二个阶段是工艺映射，将第一阶段读入的设计转换为与元件库中的元件相匹配的形式。</text:p>
      <text:p text:style-name="Standard"><text:tab/>为了让综合器能够正确的把我们的设计综合为需要的电路结构，我们必须遵守一定的设计规范。因为有些systemc的语言结构，综合器并不支持，有时候用不同的代码描述的同一设计，仿真行为相同，但综合后的电路结构大不一样，效率差别也大。</text:p>
      <text:p text:style-name="P3"/>
      <text:p text:style-name="P3"><text:tab/><text:bookmark text:name="best-content-911500348"/>1、verilog建模方式分为：行为级和结构级</text:p>
      <text:p text:style-name="P4"><text:tab/>2、行为级建模包括系统级、算法级和RTL级</text:p>
      <text:p text:style-name="P5"><text:tab/>3、结构级也称为“门级和开关级”，包含模块实例和基本元件实例</text:p>
      <text:p text:style-name="Standard"><text:tab/><text:span text:style-name="T5">systemc也一样</text:span></text:p>
      <text:p text:style-name="Standard"/>
      <text:h text:style-name="Heading_20_3" text:outline-level="3">为什么要使用systemc进行RTL建模</text:h>
      <text:p text:style-name="Standard"><text:tab/>前提：系统设计者已经创建了一个基于systemc的SOC系统级结构模型，在这种情况下开发一个周边设备。会有如下问题：</text:p>
      <text:p text:style-name="Standard"><text:tab/>1、表述问题</text:p>
      <text:p text:style-name="Standard"><text:tab/>如果使用verilog的综合工具，需要重写systemc的代码。这会花很多时间，而且容易出错。也可以使用systemc来进行周边设备的综合，这样就可以直接利用系统级设计已经完成的工作，把抽象的、不可综合的代码利用一定规则，重新修改为可综合代码。这个过程大大减少出错的可能。</text:p>
      <text:p text:style-name="Standard"><text:soft-page-break/><text:tab/>2、验证重用</text:p>
      <text:p text:style-name="Standard"><text:tab/>使用verilog的流程，还要重写测试平台来验证代码是否正确，而在给予systemc的综合设计流程中，可以直接利用systemc的可执行设计规范，作为系统级验证环境，来验证重写的代码。</text:p>
      <text:p text:style-name="Standard"><text:tab/>3、工作效率</text:p>
      <text:p text:style-name="Standard"><text:tab/>修改比重写快，验证修改的设计比验证重写的设计快，所以效率高</text:p>
      <text:h text:style-name="Heading_20_2" text:outline-level="2">RTL风格的systemc编程</text:h>
      <text:p text:style-name="Standard"><text:tab/>描述systemc和c++的RTL风格语言要素</text:p>
      <text:h text:style-name="Heading_20_3" text:outline-level="3">定义模块和进程</text:h>
      <text:p text:style-name="Standard"><text:tab/>模块是systemc的基本构件，一个典型模块可能包含：</text:p>
      <text:p text:style-name="Standard"><text:tab/>1、单个或多个RTL进程，用来描述组合或者时序逻辑</text:p>
      <text:p text:style-name="Standard"><text:tab/>2、多个RTL模块，描述层次化</text:p>
      <text:p text:style-name="Standard"><text:tab/>3、一个或多个成员函数，执行具体硬件动作</text:p>
      <text:p text:style-name="Standard"><text:tab/>进程的触发是靠敏感表来进行。敏感表规定了能够触发进程的输入和输出端口。我们可以定义电平触发的敏感输入信号，用来对组合逻辑电路进行建模，也可以定义边沿触发的敏感信号，用来对时序逻辑电路进行建模。</text:p>
      <text:p text:style-name="Standard"><text:tab/>进程间主要利用信号来相互通信，一个进程对链接它和另外一个进程的信号赋新知值，能够触发另外一个进程的执行。</text:p>
      <text:p text:style-name="Standard"><text:tab/>进程间也可以利用变量来进行通信，但实际设计中应尽量不要使用变量来进行进程之间的通信。因为进程是以随即顺序来执行的，而变量的交换是与执行顺序有关的。这样就会有不确定因素。</text:p>
      <text:p text:style-name="Standard"><text:tab/>systemc提供三种进程类型，但对于RTL，我们只能使用SC_METHOD。</text:p>
      <text:h text:style-name="Heading_20_3" text:outline-level="3">创建模块</text:h>
      <text:p text:style-name="Standard"><text:tab/>对于一个模块，可以声明任意数量的sc_in, sc_out和sc_inout型端口。为了从一个输出端口都去数据，我们可以把它声明为一个sc_inout型的端口，而不仅仅是一个sc_out型端口。也就是说sc_inout型端口可能描述的不是一个双向端口，而仅仅是一个内部模块也能访问的输出端口。</text:p>
      <text:p text:style-name="Standard"><text:tab/>端口与信号相互链接，数据类型必须相同。为了能够综合，每个端口的数据类型必须要被声明为可综合的数据类型之一。</text:p>
      <text:p text:style-name="Standard"><text:tab/>可综合风格的systemc代码只能用SC_METHOD类型的进程。该进程的返回类型必须被声明为void型，而且不带入口参数。可以在模块里声明不是进程的成员函数，它可以被进程调用。非进程的成员函数可返回任意的可综合的数据类型。</text:p>
      <text:p text:style-name="Standard"><text:tab/>每个模块都需要一个构造器，他的作用：</text:p>
      <text:p text:style-name="Standard"><text:tab/>1、注册进程</text:p>
      <text:p text:style-name="Standard"><text:tab/>2、定义SC_METHOD的敏感表</text:p>
      <text:p text:style-name="Standard"><text:tab/>对于可综合代码，除了上述两种语句外，其余的语句不允许出现在构造器中。</text:p>
      <text:h text:style-name="Heading_20_3" text:outline-level="3"><text:soft-page-break/>定义敏感表</text:h>
      <text:p text:style-name="Standard"><text:tab/>能够与一个SC_METHOD进程交互作用的信号集合被称为这个进程的敏感表。在敏感表声明中，可以使用sensitive()，sensitive_pos()或者sensitive_neg()函数，也可以使用字符串形式的声明sensitive, sensitive_pos或者sensitive_net。</text:p>
      <text:p text:style-name="Standard"><text:tab/>可综合代码的敏感表必须是完备的，不完备的敏感表综合以后会产生不应该出现的锁存器，从而导致综合结果不够优化、综合前后的仿真结果可能不一致，并且不利于静态时序分析。这一点对组合逻辑非常重要。对于组合逻辑，我们需要把组合逻辑进程的所有输入全部放到进程的敏感表中。</text:p>
      <text:p text:style-name="P6"><text:tab/>定义敏感表时，需要注意一下两点：</text:p>
      <text:p text:style-name="P6"><text:tab/>1、不能在要综合的同一进程中同时指定边沿触发和电平触发输入。</text:p>
      <text:p text:style-name="P6"><text:tab/>2、不能把时钟声明为sc_logic类型，只能将其声明为sc_in&lt;bool&gt;或者sc_in_clk型。</text:p>
      <text:h text:style-name="Heading_20_3" text:outline-level="3">信号和变量的读写</text:h>
      <text:p text:style-name="Text_20_body"><text:tab/>读写端口的时候，推荐的编程风格是使用read()和write()方法。读写变量的时候，推荐的编程风格是使用赋值算子。</text:p>
      <text:p text:style-name="Text_20_body"><text:tab/>我们只能对端口和信号的所有位进行读写，而不能对一些特定的位进行读写。要对端口或者信号进行特定比特位的选择，首先把值读入一个中间值，然后对这个中间值进行位选择。</text:p>
      <text:p text:style-name="Standard"><text:tab/>当我们给一个变量赋值时，赋值语句等号右端的值会立刻被送到左端。这和对信号和端口赋值明显不同。</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文泉驿正黑" svg:font-family="文泉驿正黑"/>
    <style:font-face style:name="Droid Sans Mono" svg:font-family="'Droid Sans Mono'" style:font-family-generic="modern" style:font-pitch="fixed"/>
    <style:font-face style:name="Lohit Hindi2" svg:font-family="'Lohit Hindi'" style:font-family-generic="modern" style:font-pitch="fixed"/>
    <style:font-face style:name="文泉驿等宽正黑" svg:font-family="文泉驿等宽正黑"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1"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文泉驿正黑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文泉驿正黑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文泉驿等宽正黑"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王树珂 Wang)</meta:initial-creator>
    <meta:creation-date>2014-05-27T14:15:26</meta:creation-date>
    <dc:date>2014-05-29T21:01:30</dc:date>
    <dc:creator>王树珂 Wang)</dc:creator>
    <meta:editing-duration>PT10H50M15S</meta:editing-duration>
    <meta:editing-cycles>312</meta:editing-cycles>
    <meta:generator>LibreOffice/3.5$Linux_X86_64 LibreOffice_project/350m1$Build-202</meta:generator>
    <meta:document-statistic meta:table-count="0" meta:image-count="0" meta:object-count="0" meta:page-count="19" meta:paragraph-count="332" meta:word-count="2363" meta:character-count="13846" meta:non-whitespace-character-count="13978"/>
  </office:meta>
</office:document-meta>
</file>